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85cm" svg:height="6.35cm" svg:x="10.525cm" svg:y="1cm">
          <text:p text:style-name="P1"><text:span text:style-name="T1">Indext. 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5.715cm" svg:height="2.54cm" svg:x="1cm" svg:y="1cm">
          <text:p text:style-name="P1"><text:span text:style-name="T1">about 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89cm" svg:height="2.54cm" svg:x="20.05cm" svg:y="1cm">
          <text:p text:style-name="P1"><text:span text:style-name="T1">My family.htm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51cm" svg:y1="4.175cm" svg:x2="20.05cm" svg:y2="2.27cm" draw:start-shape="id1" draw:start-glue-point="7" draw:end-shape="id2" draw:end-glue-point="3" svg:d="m17510 4175h1270v-1905h1270">
          <text:p/>
        </draw:connector>
        <draw:connector draw:style-name="gr2" draw:text-style-name="P1" draw:layer="layout" svg:x1="10.525cm" svg:y1="4.175cm" svg:x2="6.715cm" svg:y2="2.27cm" draw:start-shape="id1" draw:start-glue-point="5" draw:end-shape="id3" draw:end-glue-point="1" svg:d="m10525 4175h-1906v-1905h-1904">
          <text:p/>
        </draw:connector>
        <draw:custom-shape draw:style-name="gr1" draw:text-style-name="P2" xml:id="id4" draw:id="id4" draw:layer="layout" svg:width="7.62cm" svg:height="6.985cm" svg:x="1cm" svg:y="4.81cm">
          <text:p text:style-name="P1"><text:span text:style-name="T1">Friends.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018cm" svg:y1="7.35cm" svg:x2="8.62cm" svg:y2="8.303cm" draw:start-shape="id1" draw:start-glue-point="6" draw:end-shape="id4" draw:end-glue-point="7" svg:d="m14018 7350v953h-5398">
          <text:p/>
        </draw:connector>
        <draw:custom-shape draw:style-name="gr1" draw:text-style-name="P2" xml:id="id5" draw:id="id5" draw:layer="layout" svg:width="7.525cm" svg:height="6.985cm" svg:x="19.415cm" svg:y="4.81cm">
          <text:p text:style-name="P1"><text:span text:style-name="T1">SU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018cm" svg:y1="7.35cm" svg:x2="19.415cm" svg:y2="8.303cm" draw:start-shape="id1" draw:start-glue-point="6" draw:end-shape="id5" draw:end-glue-point="5" svg:d="m14018 7350v953h5397">
          <text:p/>
        </draw:connector>
        <draw:connector draw:style-name="gr2" draw:text-style-name="P1" draw:layer="controls" svg:x1="4.81cm" svg:y1="11.795cm" svg:x2="3.857cm" svg:y2="15.605cm" draw:start-shape="id4" draw:start-glue-point="6" draw:end-shape="id6" draw:end-glue-point="0" svg:d="m4810 11795v1905h-953v1905">
          <text:p/>
        </draw:connector>
        <draw:custom-shape draw:style-name="gr1" draw:text-style-name="P2" xml:id="id8" draw:id="id8" draw:layer="controls" svg:width="5.715cm" svg:height="3.81cm" svg:x="14.335cm" svg:y="15.605cm">
          <text:p text:style-name="P1"><text:span text:style-name="T1">LR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controls" svg:width="5.715cm" svg:height="3.81cm" svg:x="1cm" svg:y="15.605cm">
          <text:p text:style-name="P1"><text:span text:style-name="T1">School ma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controls" svg:width="6.255cm" svg:height="3.81cm" svg:x="20.685cm" svg:y="15.605cm">
          <text:p text:style-name="P1"><text:span text:style-name="T1">Play groun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controls" svg:x1="23.177cm" svg:y1="11.795cm" svg:x2="23.812cm" svg:y2="15.605cm" draw:start-shape="id5" draw:start-glue-point="6" draw:end-shape="id7" draw:end-glue-point="0" svg:d="m23177 11795v1905h635v1905">
          <text:p/>
        </draw:connector>
        <draw:connector draw:style-name="gr2" draw:text-style-name="P1" draw:layer="controls" svg:x1="19.415cm" svg:y1="8.303cm" svg:x2="19.415cm" svg:y2="8.303cm" draw:start-shape="id5" draw:start-glue-point="5" draw:end-shape="id5" draw:end-glue-point="5" svg:d="m19415 8303">
          <text:p/>
        </draw:connector>
        <draw:connector draw:style-name="gr2" draw:text-style-name="P1" draw:layer="controls" svg:x1="23.177cm" svg:y1="11.795cm" svg:x2="17.192cm" svg:y2="15.605cm" draw:start-shape="id5" draw:start-glue-point="6" draw:end-shape="id8" draw:end-glue-point="0" svg:d="m23177 11795v1905h-5985v1905">
          <text:p/>
        </draw:connector>
        <draw:connector draw:style-name="gr2" draw:text-style-name="P1" draw:layer="controls" svg:x1="4.81cm" svg:y1="11.795cm" svg:x2="10.207cm" svg:y2="15.605cm" draw:start-shape="id4" draw:start-glue-point="6" draw:end-shape="id9" draw:end-glue-point="0" svg:d="m4810 11795v1905h5397v1905">
          <text:p/>
        </draw:connector>
        <draw:custom-shape draw:style-name="gr1" draw:text-style-name="P2" xml:id="id9" draw:id="id9" draw:layer="layout" svg:width="5.715cm" svg:height="3.81cm" svg:x="7.35cm" svg:y="15.605cm">
          <text:p text:style-name="P1"><text:span text:style-name="T1">Friend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4.985cm" svg:height="15.145cm" svg:x="21.955cm" svg:y="5.445cm">
          <text:p text:style-name="P1">div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.94cm" svg:height="1.905cm" svg:x="1cm" svg:y="1cm">
          <text:p text:style-name="P1">div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27cm" svg:x="3.54cm" svg:y="3.54cm">
          <text:p text:style-name="P1">button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27cm" svg:x="9.255cm" svg:y="3.54cm">
          <text:p text:style-name="P1">button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27cm" svg:x="14.97cm" svg:y="3.54cm">
          <text:p text:style-name="P1">button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27cm" svg:x="20.685cm" svg:y="3.54cm">
          <text:p text:style-name="P1">button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5.24cm" svg:x="1cm" svg:y="5.445cm">
          <text:p text:style-name="P1">div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605cm" svg:height="6.35cm" svg:x="6.715cm" svg:y="5.445cm">
          <text:p text:style-name="P1">My Pictu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605cm" svg:height="8.16cm" svg:x="6.715cm" svg:y="12.43cm">
          <text:p text:style-name="P1">My Family Pictu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2T11:05:59</meta:creation-date>
    <dc:date>2012-04-19T12:12:36</dc:date>
    <dc:creator>student </dc:creator>
    <meta:editing-duration>PT2H17M29S</meta:editing-duration>
    <meta:editing-cycles>3</meta:editing-cycles>
    <meta:generator>LibreOffice/3.3$Linux LibreOffice_project/330m19$Build-202</meta:generator>
    <meta:document-statistic meta:object-count="27"/>
  </office:meta>
</office:document-meta>
</file>